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16a8ad"/>
    </style:style>
    <style:style style:name="P2" style:family="paragraph" style:parent-style-name="Standard" style:list-style-name="WW8Num2">
      <style:paragraph-properties fo:text-align="justify" style:justify-single-word="false"/>
      <style:text-properties officeooo:paragraph-rsid="0016a8ad"/>
    </style:style>
    <style:style style:name="P3" style:family="paragraph" style:parent-style-name="Standard">
      <style:paragraph-properties fo:text-align="justify" style:justify-single-word="false"/>
      <style:text-properties officeooo:paragraph-rsid="0016a8ad"/>
    </style:style>
    <style:style style:name="P4" style:family="paragraph" style:parent-style-name="Standard">
      <style:paragraph-properties fo:text-align="justify" style:justify-single-word="false"/>
      <style:text-properties fo:font-size="15pt" fo:font-weight="bold" officeooo:paragraph-rsid="0016a8ad" style:font-size-asian="15pt" style:font-weight-asian="bold" style:font-size-complex="15pt"/>
    </style:style>
    <style:style style:name="P5" style:family="paragraph" style:parent-style-name="Standard" style:list-style-name="WW8Num2">
      <style:paragraph-properties fo:text-align="justify" style:justify-single-word="false"/>
      <style:text-properties fo:font-weight="bold" officeooo:paragraph-rsid="0016a8ad" style:font-weight-asian="bold"/>
    </style:style>
    <style:style style:name="P6" style:family="paragraph" style:parent-style-name="Standard" style:list-style-name="WW8Num2">
      <style:paragraph-properties fo:text-align="justify" style:justify-single-word="false"/>
      <style:text-properties fo:font-size="16pt" fo:font-weight="bold" officeooo:paragraph-rsid="0016a8ad" style:font-size-asian="16pt" style:font-weight-asian="bold"/>
    </style:style>
    <style:style style:name="P7" style:family="paragraph" style:parent-style-name="Standard" style:list-style-name="WW8Num2">
      <style:paragraph-properties fo:text-align="justify" style:justify-single-word="false"/>
      <style:text-properties fo:font-size="16pt" officeooo:paragraph-rsid="0016a8ad" style:font-size-asian="16pt"/>
    </style:style>
    <style:style style:name="P8" style:family="paragraph" style:parent-style-name="Standard">
      <style:paragraph-properties fo:text-align="justify" style:justify-single-word="false"/>
      <style:text-properties fo:font-size="16pt" officeooo:paragraph-rsid="0016a8ad" style:font-size-asian="16pt"/>
    </style:style>
    <style:style style:name="P9" style:family="paragraph" style:parent-style-name="Standard" style:list-style-name="WW8Num2">
      <style:paragraph-properties fo:text-align="justify" style:justify-single-word="false"/>
      <style:text-properties fo:font-size="14pt" officeooo:paragraph-rsid="0016a8ad" style:font-size-asian="14pt" style:font-size-complex="14pt"/>
    </style:style>
    <style:style style:name="P10" style:family="paragraph" style:parent-style-name="Standard" style:list-style-name="WW8Num2">
      <style:text-properties officeooo:paragraph-rsid="0016a8ad"/>
    </style:style>
    <style:style style:name="P11" style:family="paragraph" style:parent-style-name="Standard">
      <style:text-properties fo:font-size="8pt" fo:font-weight="bold" officeooo:paragraph-rsid="0016a8ad" style:font-size-asian="8pt" style:font-weight-asian="bold" style:font-size-complex="8pt"/>
    </style:style>
    <style:style style:name="P12" style:family="paragraph" style:parent-style-name="Standard">
      <style:text-properties officeooo:paragraph-rsid="0016a8ad"/>
    </style:style>
    <style:style style:name="P13" style:family="paragraph" style:parent-style-name="Standard">
      <style:paragraph-properties fo:margin-left="2.498cm" fo:margin-right="0cm" fo:text-indent="0cm" style:auto-text-indent="false"/>
      <style:text-properties fo:font-size="14pt" officeooo:paragraph-rsid="0016a8ad" style:font-size-asian="14pt" style:font-size-complex="14pt"/>
    </style:style>
    <style:style style:name="P14" style:family="paragraph" style:parent-style-name="Standard" style:list-style-name="">
      <style:paragraph-properties fo:margin-left="3.175cm" fo:margin-right="0cm" fo:text-indent="0cm" style:auto-text-indent="false"/>
      <style:text-properties fo:font-size="8pt" fo:font-weight="bold" officeooo:paragraph-rsid="0016a8ad" style:font-size-asian="8pt" style:font-weight-asian="bold" style:font-size-complex="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6a8ad" style:font-weight-asian="bold"/>
    </style:style>
    <style:style style:name="T3" style:family="text">
      <style:text-properties fo:font-size="16pt" style:font-size-asian="16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16a8ad"/>
    </style:style>
    <style:style style:name="T7" style:family="text">
      <style:text-properties officeooo:rsid="001a50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><text:s text:c="20"/><text:span text:style-name="T3"><text:s text:c="27"/>S6A-(D) <text:s text:c="3"/>Dlouhý streamer</text:span></text:p>
      <text:h text:style-name="P1" text:outline-level="1"><text:tab/><text:tab/><text:tab/><text:tab/><text:tab/>Soutěžní pravidla</text:h>
      <text:p text:style-name="P12"><text:s text:c="44"/><text:tab/><text:tab/><text:span text:style-name="T1">Platné vydání 202</text:span><text:span text:style-name="T2">2</text:span><text:span text:style-name="T1"> <text:s/></text:span></text:p>
      <text:p text:style-name="P12"><text:span text:style-name="T2">Jedna věková kategorie!</text:span><text:span text:style-name="T1"> <text:s text:c="93"/></text:span></text:p>
      <text:p text:style-name="P3">Cílem soutěže je zasoutěžit si v této kategorii i v pokročilejším věku, protože se nepředpokládají velké běžecké výkony. <text:s/></text:p>
      <text:p text:style-name="P3"><text:span text:style-name="T1"/></text:p>
      <text:p text:style-name="P4">Pro rok 202<text:span text:style-name="T7">2</text:span> pouze jedna věková kategorie!! </text:p>
      <text:p text:style-name="P3"><text:span text:style-name="T3"><text:s text:c="6"/></text:span>Pro soutěž platí schválená a platná pravidla FAI vztahující se v plné míře ke kategorii <text:span text:style-name="T1">S6A</text:span> s těmito doplňky a změnami a doplňky:<text:tab/></text:p>
      <text:list xml:id="list4065902878" text:style-name="WW8Num2">
        <text:list-item>
          <text:p text:style-name="P2">pro model platí čl. 2.4. Pravidel FAI- konstrukční požadavky – beze změny (<text:span text:style-name="T1">průměr od 30 mm do 40 mm</text:span>) <text:span text:style-name="T1">new!</text:span></text:p>
        </text:list-item>
        <text:list-item>
          <text:p text:style-name="P2">maximální hmotnost dle článku 7.2.4 beze změny (maximum jednotné pro všechna <text:span text:style-name="T1">kola 60 sec.)</text:span> <text:span text:style-name="T1">Novinka 2013!!</text:span> <text:span text:style-name="T4">Účelem jak výše stanoveno, není běhat daleko!</text:span></text:p>
        </text:list-item>
        <text:list-item>
          <text:p text:style-name="P5">čas nad 60 sec. se bude odečítat !( př.: 65 sec je po odečtu 55bodů)</text:p>
        </text:list-item>
        <text:list-item>
          <text:p text:style-name="P2">nejmenší možný rozměr streameru je dle čl. 7.2.2 10x 100 cm (1:10) , ale zvýhodňuje se délka streameru nad 100 cm. Za každý další <text:span text:style-name="T1">cm</text:span> délky (nad 100 cm) se počítá <text:span text:style-name="T1">1bod,</text:span> který se pak sčítá s časem. Naměřená délka streameru se zaokrouhluje směrem dolů. <text:span text:style-name="T1">Streamer se přeměřuje po přistání, </text:span><text:span text:style-name="T2">pouze při pochybnosti komisaře o jeho délce</text:span><text:span text:style-name="T1">!!</text:span></text:p>
        </text:list-item>
        <text:list-item>
          <text:p text:style-name="P2"><text:span text:style-name="T1">délka streameru je omezena na 1000 cm!!</text:span> = <text:span text:style-name="T1">10m</text:span> </text:p>
        </text:list-item>
        <text:list-item>
          <text:p text:style-name="P6"/>
        </text:list-item>
        <text:list-item>
          <text:p text:style-name="P5">každý může uskutečnit tři starty</text:p>
        </text:list-item>
        <text:list-item>
          <text:p text:style-name="P5">příklady aplikace nového pravidla:</text:p>
        </text:list-item>
        <text:list-item>
          <text:p text:style-name="P2">1) let 60sec(max)+ streamer 110cm (klasický streamer) =110-100+ 60 =70 bodů!</text:p>
        </text:list-item>
        <text:list-item>
          <text:p text:style-name="P2">2) let 180 sec + streamer <text:s text:c="2"/>1000cm (odečítá se čas nad 60 sec.)<text:tab/><text:tab/><text:tab/> =(60-180) + 900 -<text:span text:style-name="T6">100</text:span>=<text:span text:style-name="T6">6</text:span>80 bodů</text:p>
        </text:list-item>
        <text:list-item>
          <text:p text:style-name="P2">3) let 15sec+ streamer <text:s text:c="2"/>1000cm<text:tab/><text:tab/><text:tab/> =1000-100+15=<text:span text:style-name="T1">915 bodů!</text:span></text:p>
        </text:list-item>
        <text:list-item>
          <text:p text:style-name="P2">z příkladů je jasné, že se opravdu preferuje <text:span text:style-name="T1">„dlouhý streamer“</text:span></text:p>
        </text:list-item>
        <text:list-item>
          <text:p text:style-name="P2">nejvyšší počet bodů – součet tří startů určí vítěze</text:p>
        </text:list-item>
        <text:list-item>
          <text:p text:style-name="P2"><text:s/><text:span text:style-name="T1">platný je také start, kdy se oddělí část streameru-</text:span> musí však zůstat alespoň základní délka 100cm – a model neohrozí bezpečnost přihlížejících. V tomto případě se vždy za streamer (délka) počítá 0 i kdyby zůstal delší (po rozdělení) jak 100 cm</text:p>
        </text:list-item>
        <text:list-item>
          <text:p text:style-name="P2">jinak platí pravidla diskvalifikace dle čl. 4.6 při rozdělení modelu od streameru nebo oddělení části modelu</text:p>
        </text:list-item>
      </text:list>
      <text:p text:style-name="P8"/>
      <text:p text:style-name="P8"/>
      <text:p text:style-name="P8"/>
      <text:p text:style-name="P3"/>
      <text:p text:style-name="P3"/>
      <text:p text:style-name="P3"/>
      <text:p text:style-name="P8"><text:soft-page-break/></text:p>
      <text:list xml:id="list215234955075124" text:continue-numbering="true" text:style-name="WW8Num2">
        <text:list-item>
          <text:p text:style-name="P2">při oddělení části streameru se po přistání modelu provede přeměření streameru. Určí sportovní komisař! V případě , že bude kratší než povolená nejmenší délka 100 cm, je celý start neplatný a počítá se jako diskvalifikace pro dané kolo</text:p>
        </text:list-item>
      </text:list>
      <text:p text:style-name="P8"/>
      <text:list xml:id="list215234024649411" text:continue-numbering="true" text:style-name="WW8Num2">
        <text:list-item>
          <text:p text:style-name="P2">pro lepší měření celkové délky se doporučuje streamer neskládat, v případě složeného (natvarovaného) streameru se měří celková délka při maximálně možném napnutí<text:span text:style-name="T5"> </text:span></text:p>
        </text:list-item>
      </text:list>
      <text:p text:style-name="P8"/>
      <text:list xml:id="list215233896354626" text:continue-numbering="true" text:style-name="WW8Num2">
        <text:list-item>
          <text:p text:style-name="P9">Bonifikace!</text:p>
        </text:list-item>
        <text:list-item>
          <text:p text:style-name="P2">model, který se po přistání přiblíží startovací rampě, <text:span text:style-name="T1">ze které byl vypuštěn</text:span> na vzdálenost menší než 1m (myšlen kruh o průměru 2m, kde střed tvoří <text:s/>osa rampy) kteroukoliv částí, to znamená i streamerem, je bonifikován <text:span text:style-name="T1">50 body!</text:span> (určuje hl. rozhodčí) </text:p>
        </text:list-item>
        <text:list-item>
          <text:p text:style-name="P7"/>
        </text:list-item>
        <text:list-item>
          <text:p text:style-name="P10">doporučuje se volný konec streameru opatřit červenou plochou o průměru kruhu cca 5 cm, pro lepší kontrolu</text:p>
        </text:list-item>
      </text:list>
      <text:p text:style-name="P14"/>
      <text:p text:style-name="P11"/>
      <text:p text:style-name="P13">8.<text:span text:style-name="T6">8</text:span>.20<text:span text:style-name="T6">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6pt" style:font-size-asian="16pt" style:font-size-complex="10pt"/>
    </style:style>
    <style:style style:name="WW8Num2z0" style:family="text">
      <style:text-properties style:font-name="Liberation Serif1" fo:font-family="'Liberation Serif', 'Times New Roman'" style:font-family-generic="roman" style:font-pitch="variable" fo:font-size="16pt" style:font-size-asian="16pt" style:font-name-complex="Liberation Serif1" style:font-family-complex="'Liberation Serif', 'Times New Roman'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21:41:58.052000000</meta:creation-date>
    <dc:date>2022-08-11T21:52:33.527000000</dc:date>
    <meta:editing-duration>PT10M35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29" meta:word-count="441" meta:character-count="2831" meta:non-whitespace-character-count="2213"/>
  </office:meta>
</office:document-meta>
</file>